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margin-left="0in" fo:margin-right="0in" fo:text-indent="0in" style:auto-text-indent="false"/>
      <style:text-properties fo:font-variant="normal" fo:text-transform="none" fo:font-size="12.75pt" fo:font-style="normal"/>
    </style:style>
    <style:style style:name="P2" style:family="paragraph" style:parent-style-name="Text_20_body" style:list-style-name="L2">
      <style:paragraph-properties fo:margin-left="0in" fo:margin-right="0in" fo:text-indent="0in" style:auto-text-indent="false"/>
      <style:text-properties fo:font-variant="normal" fo:text-transform="none" fo:font-size="12.75pt" fo:font-style="normal"/>
    </style:style>
    <style:style style:name="P3" style:family="paragraph" style:parent-style-name="Text_20_body" style:list-style-name="L3">
      <style:paragraph-properties fo:margin-left="0in" fo:margin-right="0in" fo:text-indent="0in" style:auto-text-indent="false"/>
      <style:text-properties fo:font-variant="normal" fo:text-transform="none" fo:font-size="12.75pt" fo:font-style="normal"/>
    </style:style>
    <style:style style:name="P4" style:family="paragraph" style:parent-style-name="Text_20_body" style:list-style-name="L4">
      <style:paragraph-properties fo:margin-left="0in" fo:margin-right="0in" fo:text-indent="0in" style:auto-text-indent="false"/>
      <style:text-properties fo:font-variant="normal" fo:text-transform="none" fo:font-size="12.75pt" fo:font-style="normal"/>
    </style:style>
    <style:style style:name="P5" style:family="paragraph" style:parent-style-name="Text_20_body" style:list-style-name="L5">
      <style:paragraph-properties fo:margin-left="0in" fo:margin-right="0in" fo:text-indent="0in" style:auto-text-indent="false"/>
      <style:text-properties fo:font-variant="normal" fo:text-transform="none" fo:font-size="12.75pt" fo:font-style="normal"/>
    </style:style>
    <style:style style:name="P6" style:family="paragraph" style:parent-style-name="Text_20_body" style:list-style-name="L6">
      <style:paragraph-properties fo:margin-left="0in" fo:margin-right="0in" fo:text-indent="0in" style:auto-text-indent="false"/>
      <style:text-properties fo:font-variant="normal" fo:text-transform="none" fo:font-size="12.75pt" fo:font-style="normal"/>
    </style:style>
    <style:style style:name="P7" style:family="paragraph" style:parent-style-name="Text_20_body" style:list-style-name="L7">
      <style:paragraph-properties fo:margin-left="0in" fo:margin-right="0in" fo:text-indent="0in" style:auto-text-indent="false"/>
      <style:text-properties fo:font-variant="normal" fo:text-transform="none" fo:font-size="12.75pt" fo:font-style="normal"/>
    </style:style>
    <style:style style:name="P8" style:family="paragraph" style:parent-style-name="Text_20_body" style:list-style-name="L8">
      <style:paragraph-properties fo:margin-left="0in" fo:margin-right="0in" fo:text-indent="0in" style:auto-text-indent="false"/>
      <style:text-properties fo:font-variant="normal" fo:text-transform="none" fo:font-size="12.75pt" fo:font-style="normal"/>
    </style:style>
    <style:style style:name="P9" style:family="paragraph" style:parent-style-name="Text_20_body" style:list-style-name="L9">
      <style:paragraph-properties fo:margin-left="0in" fo:margin-right="0in" fo:text-indent="0in" style:auto-text-indent="false"/>
      <style:text-properties fo:font-variant="normal" fo:text-transform="none" fo:font-size="12.75pt" fo:font-style="normal"/>
    </style:style>
    <style:style style:name="P10" style:family="paragraph" style:parent-style-name="Text_20_body" style:list-style-name="L10">
      <style:paragraph-properties fo:margin-left="0in" fo:margin-right="0in" fo:text-indent="0in" style:auto-text-indent="false"/>
      <style:text-properties fo:font-variant="normal" fo:text-transform="none" fo:font-size="12.75pt" fo:font-style="normal"/>
    </style:style>
    <style:style style:name="P11" style:family="paragraph" style:parent-style-name="Text_20_body" style:list-style-name="L11">
      <style:paragraph-properties fo:margin-left="0in" fo:margin-right="0in" fo:text-indent="0in" style:auto-text-indent="false"/>
      <style:text-properties fo:font-variant="normal" fo:text-transform="none" fo:font-size="12.75pt" fo:font-style="normal"/>
    </style:style>
    <style:style style:name="P12" style:family="paragraph" style:parent-style-name="Text_20_body" style:list-style-name="L12">
      <style:paragraph-properties fo:margin-left="0in" fo:margin-right="0in" fo:text-indent="0in" style:auto-text-indent="false"/>
      <style:text-properties fo:font-variant="normal" fo:text-transform="none" fo:font-size="12.75pt" fo:font-style="normal"/>
    </style:style>
    <style:style style:name="P13" style:family="paragraph" style:parent-style-name="Text_20_body">
      <style:paragraph-properties fo:margin-left="0in" fo:margin-right="0in" fo:margin-top="0in" fo:margin-bottom="0.0311in" loext:contextual-spacing="false" fo:text-indent="0in" style:auto-text-indent="false"/>
    </style:style>
    <style:style style:name="P14" style:family="paragraph" style:parent-style-name="Text_20_body">
      <style:paragraph-properties fo:margin-left="0in" fo:margin-right="0in" fo:margin-top="0in" fo:margin-bottom="0.0311in" loext:contextual-spacing="false" fo:text-indent="0in" style:auto-text-indent="false"/>
      <style:text-properties fo:font-variant="normal" fo:text-transform="none" fo:font-size="21pt" fo:font-style="normal" fo:font-weight="bold"/>
    </style:style>
    <style:style style:name="P15" style:family="paragraph" style:parent-style-name="Text_20_body">
      <style:paragraph-properties fo:margin-left="0in" fo:margin-right="0in" fo:margin-top="0in" fo:margin-bottom="0in" loext:contextual-spacing="false" fo:text-indent="0in" style:auto-text-indent="false"/>
    </style:style>
    <style:style style:name="P16" style:family="paragraph" style:parent-style-name="Text_20_body">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17" style:family="paragraph" style:parent-style-name="Text_20_body" style:list-style-name="L2">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18" style:family="paragraph" style:parent-style-name="Text_20_body" style:list-style-name="L3">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19" style:family="paragraph" style:parent-style-name="Text_20_body" style:list-style-name="L4">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20" style:family="paragraph" style:parent-style-name="Text_20_body" style:list-style-name="L5">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21" style:family="paragraph" style:parent-style-name="Text_20_body" style:list-style-name="L6">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22" style:family="paragraph" style:parent-style-name="Text_20_body" style:list-style-name="L8">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23" style:family="paragraph" style:parent-style-name="Text_20_body" style:list-style-name="L9">
      <style:paragraph-properties fo:margin-left="0in" fo:margin-right="0in" fo:margin-top="0in" fo:margin-bottom="0in" loext:contextual-spacing="false" fo:text-indent="0in" style:auto-text-indent="false"/>
      <style:text-properties fo:font-variant="normal" fo:text-transform="none" fo:font-size="12.75pt" fo:font-style="normal"/>
    </style:style>
    <style:style style:name="P24" style:family="paragraph" style:parent-style-name="Text_20_body" style:list-style-name="L12">
      <style:paragraph-properties fo:margin-left="0in" fo:margin-right="0in" fo:margin-top="0in" fo:margin-bottom="0in" loext:contextual-spacing="false" fo:text-indent="0in" style:auto-text-indent="false"/>
      <style:text-properties fo:font-variant="normal" fo:text-transform="none" fo:font-size="12.75pt" fo:font-style="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ésumé: Algorithme </text:p>
      <text:p text:style-name="P16">-Un algorithme est une manière de résoudre un problème .</text:p>
      <text:p text:style-name="P16">-Un programme est un ensemble d’instruction exécutable par un ordinateur et qui permet à ce dernier de répondre à un problème . Il prend un ensemble de donnée en entrée ,exécute des instructions puis retourne des données en sortie </text:p>
      <text:list xml:id="list3873655814" text:style-name="L1">
        <text:list-item>
          <text:p text:style-name="P1">Une boucle est une structure qui répète la même action plusieurs fois de suite .</text:p>
        </text:list-item>
      </text:list>
      <text:p text:style-name="P16">Il y’a trois types de boucles :</text:p>
      <text:list xml:id="list1781970536" text:style-name="L2">
        <text:list-item>
          <text:p text:style-name="P17">jusqu’à (until),</text:p>
        </text:list-item>
        <text:list-item>
          <text:p text:style-name="P17">Tant que (while)</text:p>
        </text:list-item>
        <text:list-item>
          <text:p text:style-name="P2">Pour chaque (for)</text:p>
        </text:list-item>
      </text:list>
      <text:p text:style-name="P16">On distingue aussi des structures conditionnelles collés :</text:p>
      <text:list xml:id="list1376985001" text:style-name="L3">
        <text:list-item>
          <text:p text:style-name="P18">si (if)</text:p>
        </text:list-item>
        <text:list-item>
          <text:p text:style-name="P18">Sinon ( else)</text:p>
        </text:list-item>
        <text:list-item>
          <text:p text:style-name="P3">Et switch </text:p>
        </text:list-item>
      </text:list>
      <text:p text:style-name="P15"/>
      <text:p text:style-name="P16">Tout comme en mathématiques, il existe plusieurs sortes de nombres qui sont regroupés sous le doux nom de nombre décimaux. Les nombres décimaux peuvent être entiers (pas de virgules, Integer en anglais) ou à virgules (Float en anglais).</text:p>
      <text:list xml:id="list634134108" text:style-name="L4">
        <text:list-item>
          <text:p text:style-name="P19">Les chaîne de caractère : Ce sont des lettres ou un ensemble de lettres qui forment des mots.</text:p>
        </text:list-item>
        <text:list-item>
          <text:p text:style-name="P19">Les booléens : c’est un types de donnée qui indique vrais ou faux </text:p>
        </text:list-item>
        <text:list-item>
          <text:p text:style-name="P19">Une pile : Il s’agit d’une structure de données qui donne accès en priorité aux dernières données ajoutées. Ainsi, la dernière information ajoutée sera la première à en sortir. C’est comme LIFO</text:p>
        </text:list-item>
        <text:list-item>
          <text:p text:style-name="P19">Une file : est une structure de données dans laquelle on accède aux éléments suivant la règle du premier arrivé premier sorti, ou encore FIFO .</text:p>
        </text:list-item>
        <text:list-item>
          <text:p text:style-name="P19">Le tri à bulles : Il compare les données deux à deux et les échange si la première valeur est plus élevée que la seconde. Le tri à bulles est le plus connu de tous</text:p>
        </text:list-item>
        <text:list-item>
          <text:p text:style-name="P19">La récursivité : La récursivité est un concept qui fait référence à lui-même dans son fonctionnement.</text:p>
        </text:list-item>
        <text:list-item>
          <text:p text:style-name="P4">Un algorithme naïf désigne un algorithme simple </text:p>
        </text:list-item>
      </text:list>
      <text:p text:style-name="P15"/>
      <text:p text:style-name="P15"/>
      <text:p text:style-name="P14">Résumé: Python</text:p>
      <text:list xml:id="list2519114809" text:style-name="L5">
        <text:list-item>
          <text:p text:style-name="P20">Python est un langage bien connu des scientifiques, grâce à ce langage vous pourrez créer des programmes pour votre ordinateur.C’est un langage très reconnu il est le 4e langage le plus populaire selon l’index Tiobe.</text:p>
        </text:list-item>
        <text:list-item>
          <text:p text:style-name="P5"><text:soft-page-break/>L’interpréteur Python est un programme qui va comprendre les instructions écrites en Python et les transformer en langage binaire.</text:p>
        </text:list-item>
      </text:list>
      <text:p text:style-name="P15"/>
      <text:p text:style-name="P16">Chaque information que vous souhaitez réutiliser plus tard s’appelle une variable.</text:p>
      <text:list xml:id="list2235282696" text:style-name="L6">
        <text:list-item>
          <text:p text:style-name="P21">Nombre : Il existe deux grands types de nombres en Python : les entiers (integers) et les décimaux (floats). Tous deux n’ont besoin ni de guillemets, de parenthèses .</text:p>
        </text:list-item>
        <text:list-item>
          <text:p text:style-name="P21">Pour la comparaison on doit doubler le signe égale == qui suivras d’un booléen ( vrais ou faux )</text:p>
        </text:list-item>
        <text:list-item>
          <text:p text:style-name="P21">Le modulo est le reste de la division </text:p>
        </text:list-item>
        <text:list-item>
          <text:p text:style-name="P21">Il a pour condition ( if et else)</text:p>
        </text:list-item>
        <text:list-item>
          <text:p text:style-name="P6">Une fonction : est un ensemble de commandes regroupées sous un seul nom unique. Elle a comme clé def .</text:p>
        </text:list-item>
      </text:list>
      <text:p text:style-name="P15"/>
      <text:p text:style-name="P16">Pour connaître le type d’un objet on utilise type(MyObject) , Pour afficher une valeur on utilisez  print(my_value) .</text:p>
      <text:p text:style-name="P15"/>
      <text:list xml:id="list1292949784" text:style-name="L7">
        <text:list-item>
          <text:p text:style-name="P7">Python nous offre deux boucles principales :  while  (tant que )et  for(pour chaque) .</text:p>
        </text:list-item>
      </text:list>
      <text:p text:style-name="P13"/>
      <text:p text:style-name="P14">Résumé: La programmation orientée object avec Python </text:p>
      <text:list xml:id="list2778504755" text:style-name="L8">
        <text:list-item>
          <text:p text:style-name="P22">La programmation orientée objet nous permets de découper un programme en concepts appelé objets qui ont chacun des attributs et des méthodes.</text:p>
        </text:list-item>
        <text:list-item>
          <text:p text:style-name="P22">Méthode: sont les fonctions d’une classe </text:p>
        </text:list-item>
        <text:list-item>
          <text:p text:style-name="P8">Attributs : sont les variables d’une classe </text:p>
        </text:list-item>
      </text:list>
      <text:list xml:id="list272557268" text:style-name="L9">
        <text:list-item>
          <text:p text:style-name="P23">Chaque object est une classe en programmation , Chaque objet créé à partir d'une classe est appelé une instance de cette classe. </text:p>
        </text:list-item>
        <text:list-item>
          <text:p text:style-name="P23">Une instance est un objet créé à partir d'une classe.</text:p>
        </text:list-item>
        <text:list-item>
          <text:p text:style-name="P23">Un attribut de classe est une variable dont le champ d’action s’étend à l’ensemble d’une classe .</text:p>
        </text:list-item>
        <text:list-item>
          <text:p text:style-name="P23">Une méthode de classe est une fonction dont le champ d’action s’étend à l’ensemble de la classe .</text:p>
        </text:list-item>
        <text:list-item>
          <text:p text:style-name="P23">Une méthode protégée est accessible à l’intérieur d’une classe mais ne doit pas être accessible de l’extérieur.</text:p>
        </text:list-item>
        <text:list-item>
          <text:p text:style-name="P23">L'héritage est un mécanisme qui nous permet d'étendre les fonctionnalités d'une classe parent à travers une classe enfant</text:p>
        </text:list-item>
        <text:list-item>
          <text:p text:style-name="P9">La classe enfant a accès à tous les attributs et à toutes les méthodes de sa classe </text:p>
        </text:list-item>
      </text:list>
      <text:p text:style-name="P16">Kowtabah </text:p>
      <text:p text:style-name="P16"><text:soft-page-break/>Python tutorial :programming with mosh</text:p>
      <text:p text:style-name="P15"/>
      <text:p text:style-name="P15"/>
      <text:list xml:id="list4222737476" text:style-name="L10">
        <text:list-item>
          <text:p text:style-name="P10">Un environnement virtuel est un dossier contenant  librairies </text:p>
        </text:list-item>
      </text:list>
      <text:p text:style-name="P16">On peut l’activer et les désactiver </text:p>
      <text:list xml:id="list1967548974" text:style-name="L11">
        <text:list-item>
          <text:p text:style-name="P11">PDB c’est un Debugger très puissant pour Python </text:p>
        </text:list-item>
      </text:list>
      <text:p text:style-name="P15"/>
      <text:list xml:id="list3311932282" text:style-name="L12">
        <text:list-item>
          <text:p text:style-name="P24">les opérations basiques sur les l’objets sont réalisés par les méthodes spéciales </text:p>
        </text:list-item>
        <text:list-item>
          <text:p text:style-name="P24">Un décorateur  permet de modifier le comportement d’une fonction </text:p>
        </text:list-item>
        <text:list-item>
          <text:p text:style-name="P24">La libraire standard de Python intègre de nombreux décorateur </text:p>
        </text:list-item>
        <text:list-item>
          <text:p text:style-name="P12">Une chaîne de caractère appelée souvent motif qui décrit selon une syntaxe particulière un ensemble de chaîne de caractères possibles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7T10:35:49.798225874</meta:creation-date>
    <dc:date>2021-07-07T10:37:00.413768880</dc:date>
    <meta:editing-duration>PT1M14S</meta:editing-duration>
    <meta:editing-cycles>1</meta:editing-cycles>
    <meta:document-statistic meta:table-count="0" meta:image-count="0" meta:object-count="0" meta:page-count="3" meta:paragraph-count="51" meta:word-count="741" meta:character-count="4222" meta:non-whitespace-character-count="3545"/>
    <meta:generator>LibreOffice/6.4.7.2$Linux_X86_64 LibreOffice_project/40$Build-2</meta:generator>
  </office:meta>
</office:document-meta>
</file>